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214cm"/>
    </style:style>
    <style:style style:name="co2" style:family="table-column">
      <style:table-column-properties fo:break-before="auto" style:column-width="1.351cm"/>
    </style:style>
    <style:style style:name="co3" style:family="table-column">
      <style:table-column-properties fo:break-before="auto" style:column-width="0.998cm"/>
    </style:style>
    <style:style style:name="co4" style:family="table-column">
      <style:table-column-properties fo:break-before="auto" style:column-width="1.03cm"/>
    </style:style>
    <style:style style:name="co5" style:family="table-column">
      <style:table-column-properties fo:break-before="auto" style:column-width="0.87cm"/>
    </style:style>
    <style:style style:name="co6" style:family="table-column">
      <style:table-column-properties fo:break-before="auto" style:column-width="0.804cm"/>
    </style:style>
    <style:style style:name="co7" style:family="table-column">
      <style:table-column-properties fo:break-before="auto" style:column-width="0.773cm"/>
    </style:style>
    <style:style style:name="co8" style:family="table-column">
      <style:table-column-properties fo:break-before="auto" style:column-width="0.93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3.674cm"/>
    </style:style>
    <style:style style:name="co11" style:family="table-column">
      <style:table-column-properties fo:break-before="auto" style:column-width="5.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fo:background-color="#dddddd"/>
    </style:style>
    <style:style style:name="ce58" style:family="table-cell" style:parent-style-name="Default">
      <style:table-cell-properties fo:background-color="#c9211e"/>
    </style:style>
    <style:style style:name="ce59" style:family="table-cell" style:parent-style-name="Default">
      <style:table-cell-properties fo:background-color="transparent"/>
    </style:style>
    <style:style style:name="ce60" style:family="table-cell" style:parent-style-name="Default">
      <style:table-cell-properties fo:background-color="#ff00dd"/>
    </style:style>
    <style:style style:name="ce61" style:family="table-cell" style:parent-style-name="Default">
      <style:table-cell-properties fo:background-color="#ff8000"/>
    </style:style>
    <style:style style:name="ce62" style:family="table-cell" style:parent-style-name="Default">
      <style:table-cell-properties fo:background-color="#800080"/>
    </style:style>
    <style:style style:name="ce63" style:family="table-cell" style:parent-style-name="Default">
      <style:table-cell-properties fo:background-color="#b47804"/>
    </style:style>
    <style:style style:name="ce64" style:family="table-cell" style:parent-style-name="Default">
      <style:table-cell-properties fo:background-color="#ffd428"/>
    </style:style>
    <style:style style:name="ce65" style:family="table-cell" style:parent-style-name="Default">
      <style:table-cell-properties fo:background-color="#706e0c"/>
    </style:style>
    <style:style style:name="ce66" style:family="table-cell" style:parent-style-name="Default">
      <style:table-cell-properties fo:background-color="#eeeeee"/>
    </style:style>
    <style:style style:name="ce67" style:family="table-cell" style:parent-style-name="Default">
      <style:table-cell-properties fo:background-color="#ff6d6d"/>
    </style:style>
    <style:style style:name="ce68" style:family="table-cell" style:parent-style-name="Default">
      <style:table-cell-properties fo:background-color="#383d3c"/>
    </style:style>
    <style:style style:name="ce13" style:family="table-cell" style:parent-style-name="Default">
      <style:table-cell-properties fo:background-color="#b2b2b2"/>
    </style:style>
    <style:style style:name="ce69" style:family="table-cell" style:parent-style-name="Default">
      <style:table-cell-properties fo:background-color="#ffff00"/>
    </style:style>
    <style:style style:name="ce70" style:family="table-cell" style:parent-style-name="Default">
      <style:table-cell-properties fo:background-color="#ff0000"/>
    </style:style>
    <style:style style:name="ce71" style:family="table-cell" style:parent-style-name="Default">
      <style:table-cell-properties fo:background-color="#c600bc"/>
    </style:style>
    <style:style style:name="ce77" style:family="table-cell" style:parent-style-name="Default">
      <style:table-cell-properties fo:background-color="#18ff00"/>
    </style:style>
    <style:style style:name="ce73" style:family="table-cell" style:parent-style-name="Default">
      <style:table-cell-properties fo:background-color="#0000ff"/>
    </style:style>
    <style:style style:name="ce74" style:family="table-cell" style:parent-style-name="Default">
      <style:table-cell-properties fo:background-color="#ffbf00"/>
    </style:style>
    <style:style style:name="ce75" style:family="table-cell" style:parent-style-name="Default">
      <style:table-cell-properties fo:background-color="#d4ea6b"/>
    </style:style>
    <style:style style:name="ce76" style:family="table-cell" style:parent-style-name="Default">
      <style:table-cell-properties fo:background-color="#b7b3ca"/>
    </style:style>
    <style:style style:name="ce78" style:family="table-cell" style:parent-style-name="Default">
      <style:table-cell-properties fo:background-color="#000000"/>
    </style:style>
    <style:style style:name="ce23" style:family="table-cell" style:parent-style-name="Default">
      <style:table-cell-properties fo:background-color="#2a6099"/>
    </style:style>
    <style:style style:name="ce79" style:family="table-cell" style:parent-style-name="Default">
      <style:table-cell-properties fo:background-color="#e0c2cd"/>
    </style:style>
    <style:style style:name="ce80" style:family="table-cell" style:parent-style-name="Default">
      <style:table-cell-properties fo:background-color="#158466"/>
    </style:style>
    <style:style style:name="ce26" style:family="table-cell" style:parent-style-name="Default">
      <style:table-cell-properties fo:background-color="#395511"/>
    </style:style>
    <style:style style:name="ce81" style:family="table-cell" style:parent-style-name="Default">
      <style:table-cell-properties fo:background-color="#729fcf"/>
    </style:style>
    <style:style style:name="ce82" style:family="table-cell" style:parent-style-name="Default">
      <style:table-cell-properties fo:background-color="#81d41a"/>
    </style:style>
    <style:style style:name="ce83" style:family="table-cell" style:parent-style-name="Default">
      <style:table-cell-properties fo:background-color="#ffffff"/>
      <style:text-properties style:use-window-font-color="true"/>
    </style:style>
    <style:style style:name="ce84" style:family="table-cell" style:parent-style-name="Default">
      <style:table-cell-properties fo:background-color="#c9211e"/>
      <style:text-properties fo:color="#000000"/>
    </style:style>
    <style:style style:name="ce34" style:family="table-cell" style:parent-style-name="Default">
      <style:table-cell-properties fo:background-color="#00ffad"/>
    </style:style>
    <style:style style:name="ce35" style:family="table-cell" style:parent-style-name="Default">
      <style:table-cell-properties fo:background-color="#21a1a2"/>
    </style:style>
  </office:automatic-styles>
  <office:body>
    <office:spreadsheet>
      <table:calculation-settings table:automatic-find-labels="false" table:use-regular-expressions="false" table:use-wildcards="true"/>
      <table:table table:name="ZE0 2011-12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5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V info packet ZE0 2011-2012</text:p>
          </table:table-cell>
          <table:table-cell table:style-name="Default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Bit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/>
          <table:table-cell table:style-name="ce65"/>
          <table:table-cell office:value-type="string" calcext:value-type="string">
            <text:p>HV battery info, number of bytes (11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/>
          <table:table-cell table:style-name="ce84"/>
          <table:table-cell office:value-type="string" calcext:value-type="string">
            <text:p>Range data length, number of bytes (4)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table:style-name="ce62"/>
          <table:table-cell office:value-type="string" calcext:value-type="string">
            <text:p>Result &amp; Alert data length, number of bytes (2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/>
          <table:table-cell table:style-name="ce64"/>
          <table:table-cell office:value-type="string" calcext:value-type="string">
            <text:p>Result state (code)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5"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/>
          <table:table-cell table:style-name="ce63"/>
          <table:table-cell office:value-type="string" calcext:value-type="string">
            <text:p>Alert state (code)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/>
          <table:table-cell table:style-name="ce79"/>
          <table:table-cell office:value-type="string" calcext:value-type="string">
            <text:p>D-gear (0=no,1=yes)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8" table:style-name="ce63" office:value-type="float" office:value="0" calcext:value-type="float">
            <text:p>0</text:p>
          </table:table-cell>
          <table:table-cell/>
          <table:table-cell table:style-name="ce59"/>
          <table:table-cell office:value-type="string" calcext:value-type="string">
            <text:p>Unused/Blank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/>
          <table:table-cell table:style-name="ce80"/>
          <table:table-cell office:value-type="string" calcext:value-type="string">
            <text:p>P-gear (0=no,1=yes)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/>
          <table:table-cell table:style-name="ce74"/>
          <table:table-cell office:value-type="string" calcext:value-type="string">
            <text:p>Charging (0=no,1=yes)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66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/>
          <table:table-cell table:style-name="ce75"/>
          <table:table-cell office:value-type="string" calcext:value-type="string">
            <text:p>Ignition (0=off.1=on)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 table:style-name="ce67" office:value-type="float" office:value="0" calcext:value-type="float">
            <text:p>0</text:p>
          </table:table-cell>
          <table:table-cell table:number-columns-repeated="4" table:style-name="ce67" office:value-type="float" office:value="1" calcext:value-type="float">
            <text:p>1</text:p>
          </table:table-cell>
          <table:table-cell/>
          <table:table-cell table:style-name="ce81"/>
          <table:table-cell office:value-type="string" calcext:value-type="string">
            <text:p>Preheat AC(0=off,1=on)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/>
          <table:table-cell table:style-name="ce82"/>
          <table:table-cell office:value-type="string" calcext:value-type="string">
            <text:p>Charging cable plugged (0=no,1=yes)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/>
          <table:table-cell table:style-name="ce67"/>
          <table:table-cell office:value-type="string" calcext:value-type="string">
            <text:p>Charge time 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/>
          <table:table-cell table:style-name="ce68"/>
          <table:table-cell office:value-type="string" calcext:value-type="string">
            <text:p>Charge time 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3" table:style-name="ce69" office:value-type="float" office:value="1" calcext:value-type="float">
            <text:p>1</text:p>
          </table:table-cell>
          <table:table-cell/>
          <table:table-cell table:style-name="ce13"/>
          <table:table-cell office:value-type="string" calcext:value-type="string">
            <text:p>Unknown counter, int 50 at start, counts down and reset back to 50 when car off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3" table:style-name="ce70" office:value-type="float" office:value="0" calcext:value-type="float">
            <text:p>0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/>
          <table:table-cell table:style-name="ce69"/>
          <table:table-cell table:style-name="ce59" office:value-type="string" calcext:value-type="string">
            <text:p>Remaining GIDs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3" table:style-name="ce71" office:value-type="float" office:value="1" calcext:value-type="float">
            <text:p>1</text:p>
          </table:table-cell>
          <table:table-cell/>
          <table:table-cell table:style-name="ce71"/>
          <table:table-cell office:value-type="string" calcext:value-type="string">
            <text:p>Big gradual value with battery content, Wh content?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/>
          <table:table-cell table:style-name="ce78"/>
          <table:table-cell office:value-type="string" calcext:value-type="string">
            <text:p>Capacity bars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/>
          <table:table-cell table:style-name="ce73"/>
          <table:table-cell office:value-type="string" calcext:value-type="string">
            <text:p>Charge bars (0-12)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Unknown</text:p>
          </table:table-cell>
        </table:table-row>
        <table:table-row table:style-name="ro1">
          <table:table-cell/>
          <table:table-cell table:style-name="Default" office:value-type="string" calcext:value-type="string">
            <text:p>Byte</text:p>
          </table:table-cell>
          <table:table-cell table:number-columns-repeated="9"/>
          <table:table-cell table:style-name="ce70"/>
          <table:table-cell office:value-type="string" calcext:value-type="string">
            <text:p>SOH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60"/>
          <table:table-cell office:value-type="string" calcext:value-type="string">
            <text:p>Range wth AC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61"/>
          <table:table-cell office:value-type="string" calcext:value-type="string">
            <text:p>Range without AC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23"/>
          <table:table-cell office:value-type="string" calcext:value-type="string">
            <text:p>Unknown 2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26"/>
          <table:table-cell office:value-type="string" calcext:value-type="string">
            <text:p>Unknown 3</text:p>
          </table:table-cell>
        </table:table-row>
      </table:table>
      <table:table table:name="AZE0 2013-16" table:style-name="ta1">
        <office:forms form:automatic-focus="false" form:apply-design-mode="false"/>
        <table:table-column table:style-name="co11" table:default-cell-style-name="Default"/>
        <table:table-column table:style-name="co2" table:default-cell-style-name="ce5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V info packet AZE0 2013-2016</text:p>
          </table:table-cell>
          <table:table-cell table:style-name="Default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Bit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/>
          <table:table-cell table:style-name="ce65"/>
          <table:table-cell office:value-type="string" calcext:value-type="string">
            <text:p>HV battery info data length, number of bytes (13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/>
          <table:table-cell table:style-name="ce84"/>
          <table:table-cell office:value-type="string" calcext:value-type="string">
            <text:p>Range data length, number of bytes (4)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6" table:style-name="ce60" office:value-type="float" office:value="1" calcext:value-type="float">
            <text:p>1</text:p>
          </table:table-cell>
          <table:table-cell/>
          <table:table-cell table:style-name="ce62"/>
          <table:table-cell office:value-type="string" calcext:value-type="string">
            <text:p>Result &amp; Alert data length, number of bytes (2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/>
          <table:table-cell table:style-name="ce64"/>
          <table:table-cell office:value-type="string" calcext:value-type="string">
            <text:p>Result state (code)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/>
          <table:table-cell table:style-name="ce63"/>
          <table:table-cell office:value-type="string" calcext:value-type="string">
            <text:p>Alert state (code)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/>
          <table:table-cell table:style-name="ce79"/>
          <table:table-cell office:value-type="string" calcext:value-type="string">
            <text:p>D-gear (0=no,1=yes)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8" table:style-name="ce63" office:value-type="float" office:value="0" calcext:value-type="float">
            <text:p>0</text:p>
          </table:table-cell>
          <table:table-cell/>
          <table:table-cell table:style-name="ce59"/>
          <table:table-cell office:value-type="string" calcext:value-type="string">
            <text:p>Unused/Blank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/>
          <table:table-cell table:style-name="ce80"/>
          <table:table-cell office:value-type="string" calcext:value-type="string">
            <text:p>P-gear (0=no,1=yes)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 table:style-name="ce65" office:value-type="float" office:value="0" calcext:value-type="float">
            <text:p>0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table:style-name="ce74"/>
          <table:table-cell office:value-type="string" calcext:value-type="string">
            <text:p>Charging (0=no,1=yes)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66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table:style-name="ce75"/>
          <table:table-cell office:value-type="string" calcext:value-type="string">
            <text:p>Ignition (0=off.1=on)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/>
          <table:table-cell table:style-name="ce81"/>
          <table:table-cell office:value-type="string" calcext:value-type="string">
            <text:p>Preheat AC(0=off,1=on)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/>
          <table:table-cell table:style-name="ce82"/>
          <table:table-cell office:value-type="string" calcext:value-type="string">
            <text:p>Charging cable plugged (0=no,1=yes)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68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/>
          <table:table-cell table:style-name="ce67"/>
          <table:table-cell office:value-type="string" calcext:value-type="string">
            <text:p>Charge time 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/>
          <table:table-cell table:style-name="ce68"/>
          <table:table-cell office:value-type="string" calcext:value-type="string">
            <text:p>Charge time 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 table:style-name="ce69" office:value-type="float" office:value="0" calcext:value-type="float">
            <text:p>0</text:p>
          </table:table-cell>
          <table:table-cell table:number-columns-repeated="3"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13"/>
          <table:table-cell office:value-type="string" calcext:value-type="string">
            <text:p>Unknown field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/>
          <table:table-cell table:style-name="ce69"/>
          <table:table-cell table:style-name="ce59" office:value-type="string" calcext:value-type="string">
            <text:p>Remaining GIDs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70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6" table:style-name="ce71" office:value-type="float" office:value="1" calcext:value-type="float">
            <text:p>1</text:p>
          </table:table-cell>
          <table:table-cell/>
          <table:table-cell table:style-name="ce71"/>
          <table:table-cell office:value-type="string" calcext:value-type="string">
            <text:p>Big gradual value with battery content, Wh content?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/>
          <table:table-cell table:style-name="ce78"/>
          <table:table-cell office:value-type="string" calcext:value-type="string">
            <text:p>Capacity bars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/>
          <table:table-cell table:style-name="ce73"/>
          <table:table-cell office:value-type="string" calcext:value-type="string">
            <text:p>Charge bars (0-12)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Unknown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/>
          <table:table-cell table:style-name="ce70"/>
          <table:table-cell office:value-type="string" calcext:value-type="string">
            <text:p>SOH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/>
          <table:table-cell table:style-name="ce60"/>
          <table:table-cell office:value-type="string" calcext:value-type="string">
            <text:p>Range wth AC</text:p>
          </table:table-cell>
        </table:table-row>
        <table:table-row table:style-name="ro1">
          <table:table-cell/>
          <table:table-cell table:style-name="Default" office:value-type="string" calcext:value-type="string">
            <text:p>Byte</text:p>
          </table:table-cell>
          <table:table-cell table:number-columns-repeated="9"/>
          <table:table-cell table:style-name="ce61"/>
          <table:table-cell office:value-type="string" calcext:value-type="string">
            <text:p>Range without AC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23"/>
          <table:table-cell office:value-type="string" calcext:value-type="string">
            <text:p>Unknown 2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26"/>
          <table:table-cell office:value-type="string" calcext:value-type="string">
            <text:p>Unknown 3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34"/>
          <table:table-cell office:value-type="string" calcext:value-type="string">
            <text:p>SOC display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35"/>
          <table:table-cell office:value-type="string" calcext:value-type="string">
            <text:p>Unknown 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21:16:06.729479498</meta:creation-date>
    <dc:date>2025-04-01T20:50:27.263999376</dc:date>
    <meta:editing-duration>P1DT5H57M35S</meta:editing-duration>
    <meta:editing-cycles>50</meta:editing-cycles>
    <meta:generator>LibreOffice/7.4.1.2$MacOSX_AARCH64 LibreOffice_project/3c58a8f3a960df8bc8fd77b461821e42c061c5f0</meta:generator>
    <meta:document-statistic meta:table-count="2" meta:cell-count="452" meta:object-count="0"/>
  </office:meta>
</office:document-meta>
</file>